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end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29.3999996185303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SLAB seminar, Saeed, Sep 2016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><text:span text:style-name="T1">A Planar Subdivision Method</text:span></text:p>
            <text:p><text:span text:style-name="T1">Beyond Straight Lines</text:span></text:p>
            <text:p text:style-name="P1"><text:span text:style-name="T2"><text:s text:c="19"/>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t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hat have I done: studying the problem and structuring levels of understanding spatial map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Objective </text:p>
          </draw:text-box>
        </draw:frame>
        <draw:frame presentation:style-name="pr5" draw:text-style-name="P4" draw:layer="layout" svg:width="25.2cm" svg:height="12.179cm" svg:x="1.4cm" svg:y="4.901cm" presentation:class="outline" presentation:user-transformed="true">
          <draw:text-box>
            <text:list text:style-name="L2">
              <text:list-header>
                <text:p><text:span text:style-name="T3">xxx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roblem Formulation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lated Work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ummary - Contributions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uture work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hank you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12:36:23.788317474</meta:creation-date>
    <dc:date>2016-09-09T11:49:53.861957053</dc:date>
    <meta:editing-duration>PT3H57M52S</meta:editing-duration>
    <meta:editing-cycles>27</meta:editing-cycles>
    <meta:generator>LibreOffice/4.2.8.2$Linux_X86_64 LibreOffice_project/420m0$Build-2</meta:generator>
    <meta:document-statistic meta:object-count="63"/>
  </office:meta>
</office:document-meta>
</file>